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066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3d85c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93c4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ffd96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595959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595959" draw:stroke-linejoin="round" draw:fill="solid" draw:fill-color="#ff99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595959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595959" draw:stroke-linejoin="round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26cm" svg:stroke-color="#595959" draw:stroke-linejoin="round" draw:fill="solid" draw:fill-color="#dd7e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595959" draw:stroke-linejoin="round" draw:fill="solid" draw:fill-color="#ffe5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595959" draw:stroke-linejoin="round" draw:fill="solid" draw:fill-color="#ff727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595959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000000" draw:stroke-linejoin="round" draw:fill="solid" draw:fill-color="#cccccc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6" style:family="graphic" style:parent-style-name="standard">
      <style:graphic-properties draw:stroke="solid" svg:stroke-width="0.026cm" svg:stroke-color="#595959" draw:stroke-linejoin="round" draw:fill="solid" draw:fill-color="#ea999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7" style:family="graphic" style:parent-style-name="standard">
      <style:graphic-properties draw:stroke="solid" svg:stroke-width="0.026cm" svg:stroke-color="#595959" draw:stroke-linejoin="round" draw:fill="solid" draw:fill-color="#a4c2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26cm" svg:stroke-color="#595959" draw:stroke-linejoin="round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9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0" style:family="graphic" style:parent-style-name="standard">
      <style:graphic-properties draw:stroke="solid" svg:stroke-width="0.026cm" svg:stroke-color="#595959" draw:stroke-linejoin="round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9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ffd966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e06666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3d85c6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7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a4c2f4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ffe599"/>
      <style:paragraph-properties fo:text-align="start" style:font-independent-line-spacing="true"/>
      <style:text-properties fo:font-size="14pt"/>
    </style:style>
    <style:style style:name="P24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solid" draw:fill-color="#dd7e6b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ff7272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ea9999"/>
      <style:paragraph-properties fo:text-align="start" style:font-independent-line-spacing="true"/>
      <style:text-properties fo:font-size="1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2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33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34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.5pt" fo:letter-spacing="normal" fo:font-style="normal" style:text-underline-style="none" fo:font-weight="normal" style:font-name-asian="Arial" style:font-size-asian="22.5pt" style:font-style-asian="normal" style:font-weight-asian="normal" style:font-name-complex="Arial" style:font-size-complex="22.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bold" style:font-name-asian="Arial" style:font-size-asian="25pt" style:font-style-asian="normal" style:font-weight-asian="bold" style:font-name-complex="Arial" style:font-size-complex="25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9" style:family="text">
      <style:text-properties fo:font-variant="normal" fo:text-transform="none" fo:color="#4a86e8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0" style:family="text">
      <style:text-properties fo:font-variant="normal" fo:text-transform="none" fo:color="#4a86e8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20.2000007629395pt" fo:letter-spacing="normal" fo:font-style="normal" style:text-underline-style="none" fo:font-weight="normal" style:font-name-asian="Arial" style:font-size-asian="20.2000007629395pt" style:font-style-asian="normal" style:font-weight-asian="normal" style:font-name-complex="Arial" style:font-size-complex="20.200000762939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bold" style:font-name-asian="Arial" style:font-size-asian="19pt" style:font-style-asian="normal" style:font-weight-asian="bold" style:font-name-complex="Arial" style:font-size-complex="19pt" style:font-style-complex="normal" style:font-weight-complex="bold"/>
    </style:style>
    <style:style style:name="T13" style:family="text">
      <style:text-properties fo:font-variant="normal" fo:text-transform="none" fo:color="#3c78d8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6" style:family="text">
      <style:text-properties fo:font-variant="normal" fo:text-transform="none" fo:color="#3d85c6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1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PickOn Prototype 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This presentation will serve as a roadmap for the projec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gn-In and Registration Page 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Sign-In and Registration Page 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4">Requirements: </text:span></text:p>
            <text:list text:style-name="L5">
              <text:list-item>
                <text:p text:style-name="P8"><text:span text:style-name="T4">Student ID number</text:span></text:p>
              </text:list-item>
              <text:list-item>
                <text:p text:style-name="P7"><text:span text:style-name="T4">Name</text:span></text:p>
              </text:list-item>
            </text:list>
          </draw:text-box>
        </draw:frame>
        <presentation:notes draw:style-name="dp2">
          <draw:page-thumbnail draw:name="Google Shape;57;g1e4228d0c9e_1_1:notes" draw:style-name="gr1" draw:layer="layout" svg:width="16.932cm" svg:height="9.524cm" svg:x="1.059cm" svg:y="1.905cm" draw:page-number="2" presentation:class="page"/>
          <draw:frame draw:name="Google Shape;58;g1e4228d0c9e_1_1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 Page – Instructor view only(?)" draw:style-name="dp1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Home Page – Instructor view only(?)</text:span></text:p>
          </draw:text-box>
        </draw:frame>
        <draw:custom-shape draw:name="Google Shape;67;p15" draw:style-name="gr2" draw:text-style-name="P10" draw:layer="layout" svg:width="24.661cm" svg:height="10.936cm" svg:x="0.456cm" svg:y="3.002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gr3" draw:text-style-name="P11" draw:layer="layout" svg:width="10.146cm" svg:height="1.567cm" svg:x="7.627cm" svg:y="3.002cm">
          <text:p text:style-name="P1"><text:span text:style-name="T6">Pick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3" draw:text-style-name="P11" draw:layer="layout" svg:width="10.427cm" svg:height="1.101cm" svg:x="7.573cm" svg:y="4.932cm">
          <text:p text:style-name="P1"><text:span text:style-name="T7">Choose a mod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5" draw:style-name="gr4" draw:text-style-name="P12" draw:layer="layout" svg:width="5.521cm" svg:height="7.558cm" svg:x="0.866cm" svg:y="6.044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5" draw:style-name="gr3" draw:text-style-name="P11" draw:layer="layout" svg:width="4.905cm" svg:height="1.101cm" svg:x="1.287cm" svg:y="6.621cm">
          <text:p text:style-name="P1"><text:span text:style-name="T7">G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5" draw:text-style-name="P13" draw:layer="layout" svg:width="5.521cm" svg:height="7.558cm" svg:x="7.346cm" svg:y="6.044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3" draw:text-style-name="P11" draw:layer="layout" svg:width="5.521cm" svg:height="1.101cm" svg:x="7.602cm" svg:y="6.816cm">
          <text:p text:style-name="P1"><text:span text:style-name="T7">GROU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3" draw:text-style-name="P11" draw:layer="layout" svg:width="4.905cm" svg:height="4.565cm" svg:x="1.26cm" svg:y="7.747cm">
          <text:p text:style-name="P5"><text:span text:style-name="T8">Add photo</text:span></text:p>
          <text:p text:style-name="P5"><text:span text:style-name="T8"/></text:p>
          <text:p text:style-name="P5"><text:span text:style-name="T8">Description: Competition mode in which students answer questions </text:span></text:p>
          <text:p text:style-name="P5"><text:span text:style-name="T8"/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5" draw:style-name="gr6" draw:text-style-name="P14" draw:layer="layout" svg:width="5.324cm" svg:height="7.558cm" svg:x="13.603cm" svg:y="6.044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3" draw:text-style-name="P11" draw:layer="layout" svg:width="4.905cm" svg:height="4.058cm" svg:x="7.893cm" svg:y="7.986cm">
          <text:p text:style-name="P5"><text:span text:style-name="T8">Add photo</text:span></text:p>
          <text:p text:style-name="P5"><text:span text:style-name="T8"/></text:p>
          <text:p text:style-name="P5"><text:span text:style-name="T8">Description: </text:span></text:p>
          <text:p text:style-name="P5"><text:span text:style-name="T8">Randomly organizes students into groups based on the registration ro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;p15" draw:style-name="gr7" draw:text-style-name="P15" draw:layer="layout" svg:width="5.102cm" svg:height="7.558cm" svg:x="19.605cm" svg:y="6.044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3" draw:text-style-name="P11" draw:layer="layout" svg:width="5.521cm" svg:height="1.693cm" svg:x="13.603cm" svg:y="6.517cm">
          <text:p text:style-name="P1"><text:span text:style-name="T7">Answer Questions Anonymous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5" draw:style-name="gr3" draw:text-style-name="P11" draw:layer="layout" svg:width="5.102cm" svg:height="1.693cm" svg:x="19.605cm" svg:y="6.621cm">
          <text:p text:style-name="P1"><text:span text:style-name="T7">PickOn Leaderboard M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5" draw:style-name="gr3" draw:text-style-name="P11" draw:layer="layout" svg:width="4.905cm" svg:height="5.579cm" svg:x="13.783cm" svg:y="8.149cm">
          <text:p text:style-name="P5"><text:span text:style-name="T8">Add photo</text:span></text:p>
          <text:p text:style-name="P5"><text:span text:style-name="T8"/></text:p>
          <text:p text:style-name="P5"><text:span text:style-name="T8">Description: </text:span></text:p>
          <text:p text:style-name="P5"><text:span text:style-name="T8">Students can share responses with the class anonymously; reduces fear of failure/embarrassment</text:span></text:p>
          <text:p text:style-name="P5"><text:span text:style-name="T8"/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1;p15" draw:style-name="gr3" draw:text-style-name="P11" draw:layer="layout" svg:width="4.905cm" svg:height="4.565cm" svg:x="19.664cm" svg:y="8.526cm">
          <text:p text:style-name="P5"><text:span text:style-name="T8">Add photo</text:span></text:p>
          <text:p text:style-name="P5"><text:span text:style-name="T8"/></text:p>
          <text:p text:style-name="P5"><text:span text:style-name="T8">Description: </text:span></text:p>
          <text:p text:style-name="P5"><text:span text:style-name="T8">Students get called on one at a time based on the class roster</text:span></text:p>
          <text:p text:style-name="P5"><text:span text:style-name="T8"/></text:p>
          <text:p text:style-name="P5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1e4228d0c9e_0_0:notes" draw:style-name="gr1" draw:layer="layout" svg:width="16.932cm" svg:height="9.524cm" svg:x="1.059cm" svg:y="1.905cm" draw:page-number="3" presentation:class="page"/>
          <draw:frame draw:name="Google Shape;64;g1e4228d0c9e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udent Landing Page" draw:style-name="dp1" draw:master-page-name="TITLE_5f_AND_5f_BODY" presentation:presentation-page-layout-name="AL2T1">
        <draw:frame draw:name="Google Shape;86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Student Landing Page</text:span></text:p>
          </draw:text-box>
        </draw:frame>
        <draw:frame draw:name="Google Shape;87;p16" presentation:style-name="pr8" draw:text-style-name="P16" draw:layer="layout" svg:width="25.399cm" svg:height="11.085cm" svg:x="0cm" svg:y="3.201cm" presentation:class="outline" presentation:placeholder="true" presentation:user-transformed="true">
          <draw:text-box/>
        </draw:frame>
        <draw:custom-shape draw:name="Google Shape;88;p16" draw:style-name="gr8" draw:text-style-name="P17" draw:layer="layout" svg:width="25.274cm" svg:height="10.904cm" svg:x="0.125cm" svg:y="3.383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6" draw:style-name="gr3" draw:text-style-name="P11" draw:layer="layout" svg:width="17.412cm" svg:height="1.693cm" svg:x="4.189cm" svg:y="5.742cm">
          <text:p text:style-name="P1"><text:span text:style-name="T7">Welcome!</text:span></text:p>
          <text:p text:style-name="P1"><text:span text:style-name="T7">Waiting for your instructor to choose a mode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;g1e4228d0c9e_1_20:notes" draw:style-name="gr1" draw:layer="layout" svg:width="16.932cm" svg:height="9.524cm" svg:x="1.059cm" svg:y="1.905cm" draw:page-number="4" presentation:class="page"/>
          <draw:frame draw:name="Google Shape;84;g1e4228d0c9e_1_2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me Pages 1, 2a, 2b: Teacher View" draw:style-name="dp1" draw:master-page-name="TITLE_5f_AND_5f_BODY" presentation:presentation-page-layout-name="AL2T1">
        <draw:frame draw:name="Google Shape;94;p17" presentation:style-name="pr4" draw:text-style-name="P6" draw:layer="layout" svg:width="23.667cm" svg:height="1.59cm" svg:x="0.866cm" svg:y="0.559cm" presentation:class="title" presentation:user-transformed="true">
          <draw:text-box>
            <text:p text:style-name="P5"><text:span text:style-name="T5">Game Pages 1, 2a, 2b: Teacher View</text:span></text:p>
          </draw:text-box>
        </draw:frame>
        <draw:custom-shape draw:name="Google Shape;95;p17" draw:style-name="gr9" draw:text-style-name="P12" draw:layer="layout" svg:width="7.923cm" svg:height="1.91cm" svg:x="0.866cm" svg:y="3.618cm">
          <text:p text:style-name="P1"><text:span text:style-name="T7">Create a new game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7" draw:style-name="gr9" draw:text-style-name="P12" draw:layer="layout" svg:width="7.923cm" svg:height="1.91cm" svg:x="0.866cm" svg:y="7.144cm">
          <text:p text:style-name="P1"><text:span text:style-name="T7">View existing game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10" draw:text-style-name="P11" draw:layer="layout" svg:width="8.862cm" svg:height="10.173cm" svg:x="0.501cm" svg:y="3.351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7" draw:style-name="gr11" draw:text-style-name="P18" draw:layer="layout" svg:width="9.323cm" svg:height="5.407cm" svg:x="15.411cm" svg:y="2.045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7" draw:style-name="gr12" draw:text-style-name="P19" draw:layer="layout" svg:width="6.729cm" svg:height="2.889cm" svg:x="8.835cm" svg:y="8.2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17" draw:style-name="gr11" draw:text-style-name="P18" draw:layer="layout" svg:width="9.323cm" svg:height="5.407cm" svg:x="15.565cm" svg:y="8.424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17" draw:style-name="gr12" draw:text-style-name="P19" draw:layer="layout" svg:width="5.867cm" svg:height="0.527cm" draw:transform="rotate (-3.14159265358979) translate (15.409cm 5.27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2;p17" draw:style-name="gr13" draw:text-style-name="P20" draw:layer="layout" svg:width="2.63cm" svg:height="3.319cm" svg:x="15.91cm" svg:y="8.863cm">
          <text:p text:style-name="P5"><text:span text:style-name="T8">Chapter 1 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17" draw:style-name="gr14" draw:text-style-name="P21" draw:layer="layout" svg:width="2.63cm" svg:height="3.319cm" svg:x="19.121cm" svg:y="8.863cm">
          <text:p text:style-name="P5"><text:span text:style-name="T8">Chapter 2 Ques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7" draw:style-name="gr3" draw:text-style-name="P11" draw:layer="layout" svg:width="4.332cm" svg:height="1.101cm" svg:x="15.411cm" svg:y="2.15cm">
          <text:p text:style-name="P5"><text:span text:style-name="T7">Enter Game tit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17" draw:style-name="gr3" draw:text-style-name="P11" draw:layer="layout" svg:width="2.097cm" svg:height="1.101cm" svg:x="22.332cm" svg:y="11.275cm">
          <text:p text:style-name="P5"><text:span text:style-name="T7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7" draw:style-name="gr3" draw:text-style-name="P11" draw:layer="layout" svg:width="8.074cm" svg:height="1.523cm" svg:x="16.035cm" svg:y="12.496cm">
          <text:p text:style-name="P5"><text:span text:style-name="T9">Allow instructors to play using questions sets they’ve already creat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7" draw:style-name="gr3" draw:text-style-name="P11" draw:layer="layout" svg:width="3.29cm" svg:height="3.469cm" svg:x="15.58cm" svg:y="2.996cm">
          <text:p text:style-name="P5"><text:span text:style-name="T7">Q1: …</text:span></text:p>
          <text:p text:style-name="P5"><text:span text:style-name="T7"><text:tab/></text:span><text:span text:style-name="T7">A1: …</text:span></text:p>
          <text:p text:style-name="P5"><text:span text:style-name="T7"><text:tab/></text:span><text:span text:style-name="T7">A2: …</text:span></text:p>
          <text:p text:style-name="P5"><text:span text:style-name="T7"><text:tab/></text:span><text:span text:style-name="T7">A3: …</text:span></text:p>
          <text:p text:style-name="P5"><text:span text:style-name="T7"><text:tab/></text:span><text:span text:style-name="T7">A4: 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7" draw:style-name="gr3" draw:text-style-name="P11" draw:layer="layout" svg:width="3.92cm" svg:height="4.061cm" svg:x="20.354cm" svg:y="3.419cm">
          <text:p text:style-name="P5"><text:span text:style-name="T10">Allow teacher to create new question sets; however many questions they w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1;g1e4228d0c9e_1_27:notes" draw:style-name="gr1" draw:layer="layout" svg:width="16.932cm" svg:height="9.524cm" svg:x="1.059cm" svg:y="1.905cm" draw:page-number="5" presentation:class="page"/>
          <draw:frame draw:name="Google Shape;92;g1e4228d0c9e_1_2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me Page 3: Playing the game; Student View " draw:style-name="dp1" draw:master-page-name="TITLE_5f_AND_5f_BODY" presentation:presentation-page-layout-name="AL2T1">
        <draw:frame draw:name="Google Shape;113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Game Page 3: Playing the game; Student View </text:span></text:p>
          </draw:text-box>
        </draw:frame>
        <draw:custom-shape draw:name="Google Shape;114;p18" draw:style-name="gr15" draw:text-style-name="P17" draw:layer="layout" svg:width="10.015cm" svg:height="1.617cm" svg:x="13.051cm" svg:y="8.288cm">
          <text:p text:style-name="P1"><text:span text:style-name="T7">Answer 4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5;p18" draw:style-name="gr9" draw:text-style-name="P12" draw:layer="layout" svg:width="20.827cm" svg:height="1.91cm" svg:x="2.333cm" svg:y="3.177cm">
          <text:p text:style-name="P5"><text:span text:style-name="T7">QUESTION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8" draw:style-name="gr15" draw:text-style-name="P17" draw:layer="layout" svg:width="10.125cm" svg:height="1.617cm" svg:x="2.24cm" svg:y="8.288cm">
          <text:p text:style-name="P1"><text:span text:style-name="T7">Answer 3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7;p18" draw:style-name="gr15" draw:text-style-name="P17" draw:layer="layout" svg:width="10.125cm" svg:height="1.617cm" svg:x="2.239cm" svg:y="6.129cm">
          <text:p text:style-name="P1"><text:span text:style-name="T7">Answer 1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8;p18" draw:style-name="gr15" draw:text-style-name="P17" draw:layer="layout" svg:width="10.015cm" svg:height="1.617cm" svg:x="13.051cm" svg:y="6.129cm">
          <text:p text:style-name="P1"><text:span text:style-name="T7">Answer 2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19;p18" draw:style-name="gr16" draw:text-style-name="P22" draw:layer="layout" svg:width="4.65cm" svg:height="3.771cm" svg:x="10.328cm" svg:y="10.17cm">
          <text:p text:style-name="P1"><text:span text:style-name="T7">Countdown Time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120;p18" draw:style-name="gr17" draw:text-style-name="P19" draw:layer="layout" svg:width="0.013cm" svg:height="1.341cm" draw:transform="rotate (-3.14159265358979) translate (12.667cm 11.5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18" draw:style-name="gr17" draw:text-style-name="P19" draw:layer="layout" svg:width="0.63cm" svg:height="0.246cm" svg:x="13.051cm" svg:y="12.72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10;g1e4228d0c9e_1_40:notes" draw:style-name="gr1" draw:layer="layout" svg:width="16.932cm" svg:height="9.524cm" svg:x="1.059cm" svg:y="1.905cm" draw:page-number="6" presentation:class="page"/>
          <draw:frame draw:name="Google Shape;111;g1e4228d0c9e_1_40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26;p19" presentation:style-name="pr12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11">Game Page 4: Displayed after each question; Student &amp; Teacher View</text:span></text:p>
          </draw:text-box>
        </draw:frame>
        <draw:custom-shape draw:name="Google Shape;127;p19" draw:style-name="gr18" draw:text-style-name="P23" draw:layer="layout" svg:width="23.958cm" svg:height="9.836cm" svg:x="0.971cm" svg:y="3.85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9" draw:style-name="gr3" draw:text-style-name="P11" draw:layer="layout" svg:width="9.238cm" svg:height="1.313cm" svg:x="8.08cm" svg:y="4.233cm">
          <text:p text:style-name="P1"><text:span text:style-name="T12">Leaderbo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9;p19" draw:style-name="gr3" draw:text-style-name="P11" draw:layer="layout" svg:width="6.161cm" svg:height="4.947cm" svg:x="9.525cm" svg:y="6.237cm">
          <text:p text:style-name="P24"><text:span text:style-name="T7">Student 1</text:span><text:span text:style-name="T7"><text:tab/></text:span><text:span text:style-name="T7"><text:tab/></text:span><text:span text:style-name="T7">Score</text:span></text:p>
          <text:p text:style-name="P24"><text:span text:style-name="T7">Student 2</text:span><text:span text:style-name="T7"><text:tab/></text:span><text:span text:style-name="T7"><text:tab/></text:span><text:span text:style-name="T7">Score</text:span></text:p>
          <text:p text:style-name="P24"><text:span text:style-name="T7">Student 3</text:span><text:span text:style-name="T7"><text:tab/></text:span><text:span text:style-name="T7"><text:tab/></text:span><text:span text:style-name="T7">Score</text:span></text:p>
          <text:p text:style-name="P24"><text:span text:style-name="T7">Student 4</text:span><text:span text:style-name="T7"><text:tab/></text:span><text:span text:style-name="T7"><text:tab/></text:span><text:span text:style-name="T7">Score</text:span></text:p>
          <text:p text:style-name="P24"><text:span text:style-name="T7">Student 5</text:span><text:span text:style-name="T7"><text:tab/></text:span><text:span text:style-name="T7"><text:tab/></text:span><text:span text:style-name="T7">Sco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19" draw:style-name="gr3" draw:text-style-name="P11" draw:layer="layout" svg:width="5.574cm" svg:height="2.285cm" svg:x="17.852cm" svg:y="5.647cm">
          <text:p text:style-name="P5"><text:span text:style-name="T13">After each question, rank students by accuracy and spe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1e4228d0c9e_1_46:notes" draw:style-name="gr1" draw:layer="layout" svg:width="16.932cm" svg:height="9.524cm" svg:x="1.059cm" svg:y="1.905cm" draw:page-number="7" presentation:class="page"/>
          <draw:frame draw:name="Google Shape;124;g1e4228d0c9e_1_46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ame Page 5: Final; Student and Teacher View&#10;" draw:style-name="dp1" draw:master-page-name="TITLE_5f_AND_5f_BODY" presentation:presentation-page-layout-name="AL2T1">
        <draw:frame draw:name="Google Shape;135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Game Page 5: Final; Student and Teacher View</text:span><text:span text:style-name="T5"><text:line-break/></text:span><text:span text:style-name="T5"/></text:p>
          </draw:text-box>
        </draw:frame>
        <draw:frame draw:name="Google Shape;136;p20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25"><text:span text:style-name="T14">Award Ceremony for the Day</text:span></text:p>
          </draw:text-box>
        </draw:frame>
        <draw:custom-shape draw:name="Google Shape;137;p20" draw:style-name="gr19" draw:text-style-name="P26" draw:layer="layout" svg:width="2.632cm" svg:height="1.59cm" svg:x="8.751cm" svg:y="11.1cm">
          <text:p text:style-name="P1"><text:span text:style-name="T15">3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8;p20" draw:style-name="gr20" draw:text-style-name="P23" draw:layer="layout" svg:width="2.632cm" svg:height="3.767cm" svg:x="11.384cm" svg:y="8.924cm">
          <text:p text:style-name="P1"><text:span text:style-name="T15">1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0" draw:style-name="gr21" draw:text-style-name="P18" draw:layer="layout" svg:width="2.632cm" svg:height="2.396cm" svg:x="14.016cm" svg:y="10.295cm">
          <text:p text:style-name="P1"><text:span text:style-name="T15">2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20" draw:style-name="gr3" draw:text-style-name="P11" draw:layer="layout" svg:width="5.01cm" svg:height="3.469cm" svg:x="1.456cm" svg:y="5.391cm">
          <text:p text:style-name="P5"><text:span text:style-name="T16">At the end of each problem set/game display the names of the students with the 3 highest sco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2;g1e4228d0c9e_1_55:notes" draw:style-name="gr1" draw:layer="layout" svg:width="16.932cm" svg:height="9.524cm" svg:x="1.059cm" svg:y="1.905cm" draw:page-number="8" presentation:class="page"/>
          <draw:frame draw:name="Google Shape;133;g1e4228d0c9e_1_55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oup Mode: Page 1a, 1b; Teacher View" draw:style-name="dp1" draw:master-page-name="TITLE_5f_AND_5f_BODY" presentation:presentation-page-layout-name="AL2T1">
        <draw:custom-shape draw:name="Google Shape;145;p21" draw:style-name="gr22" draw:text-style-name="P27" draw:layer="layout" svg:width="8.737cm" svg:height="10.334cm" svg:x="0.493cm" svg:y="3.789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6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Group Mode: Page 1a, 1b; Teacher View</text:span></text:p>
          </draw:text-box>
        </draw:frame>
        <draw:custom-shape draw:name="Google Shape;147;p21" draw:style-name="gr23" draw:text-style-name="P28" draw:layer="layout" svg:width="2.933cm" svg:height="2.052cm" svg:x="2.576cm" svg:y="7.441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1" draw:style-name="gr3" draw:text-style-name="P11" draw:layer="layout" svg:width="6.142cm" svg:height="2.285cm" svg:x="1.791cm" svg:y="4.834cm">
          <text:p text:style-name="P5"><text:span text:style-name="T7">Choose how many students you want in each group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21" draw:style-name="gr11" draw:text-style-name="P18" draw:layer="layout" svg:width="0.794cm" svg:height="0.822cm" svg:x="4.465cm" svg:y="7.55cm">
          <text:p text:style-name="P5"><text:span text:style-name="T7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150;p21" draw:style-name="gr11" draw:text-style-name="P18" draw:layer="layout" svg:width="0.794cm" svg:height="0.822cm" draw:transform="rotate (-3.14159265358979) translate (5.26cm 9.427cm)">
          <text:p text:style-name="P5"><text:span text:style-name="T7"/></text:p>
          <draw:enhanced-geometry draw:mirror-horizontal="false" draw:mirror-vertical="false" draw:text-areas="?f8 ?f12 ?f9 ?f13" svg:viewBox="0 0 0 0" draw:type="ooxml-upArrow" draw:modifiers="50000 50000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Google Shape;151;p21" draw:style-name="gr3" draw:text-style-name="P11" draw:layer="layout" svg:width="1.699cm" svg:height="2.033cm" svg:x="2.765cm" svg:y="7.441cm">
          <text:p text:style-name="P1"><text:span text:style-name="T17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21" draw:style-name="gr12" draw:text-style-name="P19" draw:layer="layout" svg:width="3.538cm" svg:height="0.062cm" svg:x="9.709cm" svg:y="8.0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21" draw:style-name="gr23" draw:text-style-name="P28" draw:layer="layout" svg:width="11.556cm" svg:height="10.334cm" svg:x="13.561cm" svg:y="3.789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21" draw:style-name="gr24" draw:text-style-name="P11" draw:layer="layout" svg:width="4.29cm" svg:height="2.877cm" svg:x="14.031cm" svg:y="4.385cm">
          <text:p text:style-name="P5"><text:span text:style-name="T7">Group 1:</text:span></text:p>
          <text:p text:style-name="P5"><text:span text:style-name="T7"><text:tab/></text:span><text:span text:style-name="T7">Name1</text:span></text:p>
          <text:p text:style-name="P5"><text:span text:style-name="T7"><text:tab/></text:span><text:span text:style-name="T7">Name2</text:span></text:p>
          <text:p text:style-name="P5"><text:span text:style-name="T7"><text:tab/></text:span><text:span text:style-name="T7">Name3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21" draw:style-name="gr25" draw:text-style-name="P29" draw:layer="layout" svg:width="2.933cm" svg:height="1.101cm" svg:x="2.604cm" svg:y="9.854cm">
          <text:p text:style-name="P1"><text:span text:style-name="T15">En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21" draw:style-name="gr24" draw:text-style-name="P11" draw:layer="layout" svg:width="4.524cm" svg:height="2.877cm" svg:x="19.497cm" svg:y="4.385cm">
          <text:p text:style-name="P5"><text:span text:style-name="T7">Group 2:</text:span></text:p>
          <text:p text:style-name="P5"><text:span text:style-name="T7"><text:tab/></text:span><text:span text:style-name="T7">Name1</text:span></text:p>
          <text:p text:style-name="P5"><text:span text:style-name="T7"><text:tab/></text:span><text:span text:style-name="T7">Name2</text:span></text:p>
          <text:p text:style-name="P5"><text:span text:style-name="T7"><text:tab/></text:span><text:span text:style-name="T7">Name3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1" draw:style-name="gr24" draw:text-style-name="P11" draw:layer="layout" svg:width="4.524cm" svg:height="2.877cm" svg:x="14.031cm" svg:y="8.058cm">
          <text:p text:style-name="P5"><text:span text:style-name="T7">Group 3:</text:span></text:p>
          <text:p text:style-name="P5"><text:span text:style-name="T7"><text:tab/></text:span><text:span text:style-name="T7">Name1</text:span></text:p>
          <text:p text:style-name="P5"><text:span text:style-name="T7"><text:tab/></text:span><text:span text:style-name="T7">Name2</text:span></text:p>
          <text:p text:style-name="P5"><text:span text:style-name="T7"><text:tab/></text:span><text:span text:style-name="T7">Name3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1" draw:style-name="gr3" draw:text-style-name="P11" draw:layer="layout" svg:width="4.947cm" svg:height="1.313cm" svg:x="19.586cm" svg:y="9.897cm">
          <text:p text:style-name="P5"><text:span text:style-name="T18">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21" draw:style-name="gr3" draw:text-style-name="P11" draw:layer="layout" svg:width="9.426cm" svg:height="1.101cm" svg:x="14.595cm" svg:y="12.058cm">
          <text:p text:style-name="P5"><text:span text:style-name="T7">Display master list of 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2;g1e4228d0c9e_1_66:notes" draw:style-name="gr1" draw:layer="layout" svg:width="16.932cm" svg:height="9.524cm" svg:x="1.059cm" svg:y="1.905cm" draw:page-number="9" presentation:class="page"/>
          <draw:frame draw:name="Google Shape;143;g1e4228d0c9e_1_66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oup Mode: Page 1c; Student View" draw:style-name="dp1" draw:master-page-name="TITLE_5f_AND_5f_BODY" presentation:presentation-page-layout-name="AL2T1">
        <draw:frame draw:name="Google Shape;164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Group Mode: Page 1c; Student View</text:span></text:p>
          </draw:text-box>
        </draw:frame>
        <draw:custom-shape draw:name="Google Shape;165;p22" draw:style-name="gr26" draw:text-style-name="P30" draw:layer="layout" svg:width="23.99cm" svg:height="9.833cm" svg:x="0.543cm" svg:y="3.821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6;p22" draw:style-name="gr3" draw:text-style-name="P11" draw:layer="layout" svg:width="8.111cm" svg:height="3.469cm" svg:x="2.568cm" svg:y="4.761cm">
          <text:p text:style-name="P5"><text:span text:style-name="T7">Your Group:</text:span></text:p>
          <text:p text:style-name="P5"><text:span text:style-name="T7"/></text:p>
          <text:p text:style-name="P5"><text:span text:style-name="T7"><text:tab/></text:span><text:span text:style-name="T7">Name1:</text:span></text:p>
          <text:p text:style-name="P5"><text:span text:style-name="T7"><text:tab/></text:span><text:span text:style-name="T7">Name2:</text:span></text:p>
          <text:p text:style-name="P5"><text:span text:style-name="T7"><text:tab/></text:span><text:span text:style-name="T7">Name3: 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2" draw:style-name="gr24" draw:text-style-name="P11" draw:layer="layout" svg:width="4.947cm" svg:height="2.285cm" svg:x="14.313cm" svg:y="9.615cm">
          <text:p text:style-name="P5"><text:span text:style-name="T7">Display the student’s group to th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1;g1e4228d0c9e_1_81:notes" draw:style-name="gr1" draw:layer="layout" svg:width="16.932cm" svg:height="9.524cm" svg:x="1.059cm" svg:y="1.905cm" draw:page-number="10" presentation:class="page"/>
          <draw:frame draw:name="Google Shape;162;g1e4228d0c9e_1_81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nymous Mode: Page 1; Teacher View" draw:style-name="dp1" draw:master-page-name="TITLE_5f_AND_5f_BODY" presentation:presentation-page-layout-name="AL2T1">
        <draw:frame draw:name="Google Shape;172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Anonymous Mode: Page 1; Teacher View</text:span></text:p>
          </draw:text-box>
        </draw:frame>
        <draw:custom-shape draw:name="Google Shape;173;p23" draw:style-name="gr27" draw:text-style-name="P21" draw:layer="layout" svg:width="24.115cm" svg:height="10.303cm" svg:x="0.642cm" svg:y="3.563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3" draw:style-name="gr3" draw:text-style-name="P11" draw:layer="layout" svg:width="21.484cm" svg:height="1.101cm" svg:x="1.958cm" svg:y="5.544cm">
          <text:p text:style-name="P5"><text:span text:style-name="T7">Write a question for your class to answer (questions should be free-response based)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3" draw:style-name="gr28" draw:text-style-name="P31" draw:layer="layout" svg:width="21.484cm" svg:height="4.885cm" svg:x="2.098cm" svg:y="7.203cm">
          <text:p text:style-name="P5"><text:span text:style-name="T7">Text box: write question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9;g1e4228d0c9e_1_89:notes" draw:style-name="gr1" draw:layer="layout" svg:width="16.932cm" svg:height="9.524cm" svg:x="1.059cm" svg:y="1.905cm" draw:page-number="11" presentation:class="page"/>
          <draw:frame draw:name="Google Shape;170;g1e4228d0c9e_1_8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nymous Mode: Page 1b.; Student View" draw:style-name="dp1" draw:master-page-name="TITLE_5f_AND_5f_BODY" presentation:presentation-page-layout-name="AL2T1">
        <draw:frame draw:name="Google Shape;180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Anonymous Mode: Page 1b.; Student View</text:span></text:p>
          </draw:text-box>
        </draw:frame>
        <draw:custom-shape draw:name="Google Shape;181;p24" draw:style-name="gr29" draw:text-style-name="P32" draw:layer="layout" svg:width="23.437cm" svg:height="7.735cm" svg:x="1.096cm" svg:y="5.074cm">
          <text:p text:style-name="P5"><text:span text:style-name="T7">Waiting for your instructor to pose a question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7;g1e4228d0c9e_1_97:notes" draw:style-name="gr1" draw:layer="layout" svg:width="16.932cm" svg:height="9.524cm" svg:x="1.059cm" svg:y="1.905cm" draw:page-number="12" presentation:class="page"/>
          <draw:frame draw:name="Google Shape;178;g1e4228d0c9e_1_9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onymous Mode: Page 2" draw:style-name="dp1" draw:master-page-name="TITLE_5f_AND_5f_BODY" presentation:presentation-page-layout-name="AL2T1">
        <draw:frame draw:name="Google Shape;186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Anonymous Mode: Page 2</text:span></text:p>
          </draw:text-box>
        </draw:frame>
        <draw:custom-shape draw:name="Google Shape;187;p25" draw:style-name="gr30" draw:text-style-name="P33" draw:layer="layout" svg:width="10.647cm" svg:height="10.022cm" svg:x="0.971cm" svg:y="3.884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5" draw:style-name="gr3" draw:text-style-name="P11" draw:layer="layout" svg:width="8.894cm" svg:height="1.101cm" svg:x="1.597cm" svg:y="4.604cm">
          <text:p text:style-name="P5"><text:span text:style-name="T7">Response 1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5" draw:style-name="gr3" draw:text-style-name="P11" draw:layer="layout" svg:width="8.894cm" svg:height="1.101cm" svg:x="1.597cm" svg:y="6.953cm">
          <text:p text:style-name="P5"><text:span text:style-name="T7">Response 2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25" draw:style-name="gr3" draw:text-style-name="P11" draw:layer="layout" svg:width="8.894cm" svg:height="1.101cm" svg:x="1.597cm" svg:y="9.303cm">
          <text:p text:style-name="P5"><text:span text:style-name="T7">Response 3…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25" draw:style-name="gr24" draw:text-style-name="P11" draw:layer="layout" svg:width="4.602cm" svg:height="3.469cm" svg:x="6.671cm" svg:y="10.241cm">
          <text:p text:style-name="P5"><text:span text:style-name="T7">Responses populate anonymously as students submit th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5" draw:style-name="gr3" draw:text-style-name="P11" draw:layer="layout" svg:width="8.362cm" svg:height="1.101cm" svg:x="1.723cm" svg:y="2.756cm">
          <text:p text:style-name="P1"><text:span text:style-name="T7">Teacher View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3;p25" draw:style-name="gr30" draw:text-style-name="P33" draw:layer="layout" svg:width="10.647cm" svg:height="10.022cm" svg:x="13.433cm" svg:y="3.884cm">
          <text:p text:style-name="P5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25" draw:style-name="gr3" draw:text-style-name="P11" draw:layer="layout" svg:width="8.362cm" svg:height="1.101cm" svg:x="14.576cm" svg:y="2.756cm">
          <text:p text:style-name="P1"><text:span text:style-name="T7">Student View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5" draw:style-name="gr3" draw:text-style-name="P11" draw:layer="layout" svg:width="9.207cm" svg:height="1.693cm" svg:x="14.153cm" svg:y="4.98cm">
          <text:p text:style-name="P1"><text:span text:style-name="T7">Question posed by teacher populated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5" draw:style-name="gr28" draw:text-style-name="P31" draw:layer="layout" svg:width="9.176cm" svg:height="3.663cm" svg:x="14.25cm" svg:y="7.329cm">
          <text:p text:style-name="P5"><text:span text:style-name="T7">Text Box: students respond he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5" draw:style-name="gr24" draw:text-style-name="P11" draw:layer="layout" svg:width="2.662cm" svg:height="0.932cm" svg:x="20.276cm" svg:y="11.369cm">
          <text:p text:style-name="P1"><text:span text:style-name="T19">Enter Butt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3;g1e4228d0c9e_1_103:notes" draw:style-name="gr1" draw:layer="layout" svg:width="16.932cm" svg:height="9.524cm" svg:x="1.059cm" svg:y="1.905cm" draw:page-number="13" presentation:class="page"/>
          <draw:frame draw:name="Google Shape;184;g1e4228d0c9e_1_103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ickOn Mode" draw:style-name="dp1" draw:master-page-name="TITLE_5f_AND_5f_BODY" presentation:presentation-page-layout-name="AL2T1">
        <draw:frame draw:name="Google Shape;202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5">PickOn Mode</text:span></text:p>
          </draw:text-box>
        </draw:frame>
        <draw:frame draw:name="Google Shape;203;p26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7"><text:span text:style-name="T20">Based on the original PickOn Model</text:span></text:p>
            <text:p text:style-name="P8"><text:span text:style-name="T20"/></text:p>
            <text:p text:style-name="P34"><text:span text:style-name="T21"><text:a xlink:href="http://itm-vm.shidler.hawaii.edu/itm352student/pickOn/TEST123/view_pick.php" xlink:type="simple">http://itm-vm.shidler.hawaii.edu/itm352student/pickOn/TEST123/view_pick.php</text:a></text:span><text:span text:style-name="T20"><text:s/></text:span></text:p>
          </draw:text-box>
        </draw:frame>
        <presentation:notes draw:style-name="dp2">
          <draw:page-thumbnail draw:name="Google Shape;199;g1e4228d0c9e_1_117:notes" draw:style-name="gr1" draw:layer="layout" svg:width="16.932cm" svg:height="9.524cm" svg:x="1.059cm" svg:y="1.905cm" draw:page-number="14" presentation:class="page"/>
          <draw:frame draw:name="Google Shape;200;g1e4228d0c9e_1_11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4"/>
    <meta:generator>LibreOfficeDev/6.0.5.2$Linux_X86_64 LibreOffice_project/</meta:generator>
  </office:meta>
</office:document-meta>
</file>